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50%"/>
    </style:style>
    <style:style style:name="P2" style:family="paragraph" style:parent-style-name="Standard">
      <style:paragraph-properties fo:margin-top="0cm" fo:margin-bottom="0cm" fo:line-height="150%" fo:text-align="center" style:justify-single-word="false"/>
    </style:style>
    <style:style style:name="P3" style:family="paragraph" style:parent-style-name="Standard">
      <style:paragraph-properties fo:margin-top="0.801cm" fo:margin-bottom="0cm" fo:line-height="150%"/>
      <style:text-properties fo:language="en" fo:country="US"/>
    </style:style>
    <style:style style:name="P4" style:family="paragraph" style:parent-style-name="Standard">
      <style:paragraph-properties fo:margin-top="1cm" fo:margin-bottom="0cm" fo:line-height="150%" fo:text-align="center" style:justify-single-word="false"/>
      <style:text-properties fo:language="en" fo:country="US"/>
    </style:style>
    <style:style style:name="P5" style:family="paragraph" style:parent-style-name="Standard">
      <style:paragraph-properties fo:margin-top="2.499cm" fo:margin-bottom="0cm" fo:line-height="150%" fo:text-align="center" style:justify-single-word="false"/>
    </style:style>
    <style:style style:name="P6" style:family="paragraph" style:parent-style-name="Standard">
      <style:paragraph-properties fo:margin-top="3cm" fo:margin-bottom="0cm" fo:line-height="150%"/>
    </style:style>
    <style:style style:name="P7" style:family="paragraph" style:parent-style-name="Standard">
      <style:paragraph-properties fo:margin-top="9.8cm" fo:margin-bottom="0cm" fo:line-height="150%" fo:text-align="center" style:justify-single-word="false"/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INISTRY OF SCIENCE AND HIGHER EDUCATION OF THE RUSSIAN FEDERATION</text:p>
      <text:p text:style-name="P2">FEDERAL STATE AUTONOMOUS EDUCATIONAL INSTITUTION OF HIGHER</text:p>
      <text:p text:style-name="P2">EDUCATION</text:p>
      <text:p text:style-name="P2">"NOVOSIBIRSK NATIONAL RESEARCH UNIVERSITY</text:p>
      <text:p text:style-name="P2">STATE UNIVERSITY"</text:p>
      <text:p text:style-name="P2">(NOVOSIBIRSK STATE UNIVERSITY, NSU)</text:p>
      <text:p text:style-name="P6">09.03.01 - Informatics and Computer Engineering</text:p>
      <text:p text:style-name="P1">Focus (profile): Software Engineering and Computer Science</text:p>
      <text:p text:style-name="P5">TERM PAPER</text:p>
      <text:p text:style-name="P4">Kozlov Kirill and Palkin Egor</text:p>
      <text:p text:style-name="P3">Job topic: “Conway's game of Life”</text:p>
      <text:p text:style-name="P7">Novosibirsk, 202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M18S</meta:editing-duration>
    <meta:editing-cycles>3</meta:editing-cycles>
    <meta:generator>OpenOffice/4.1.11$Win32 OpenOffice.org_project/4111m1$Build-9808</meta:generator>
    <dc:date>2023-05-15T19:05:13.11</dc:date>
    <meta:document-statistic meta:table-count="0" meta:image-count="0" meta:object-count="0" meta:page-count="1" meta:paragraph-count="12" meta:word-count="56" meta:character-count="421"/>
    <dc:creator>Кирилл Козлов</dc:creator>
    <meta:user-defined meta:name="Info 1"/>
    <meta:user-defined meta:name="Info 2"/>
    <meta:user-defined meta:name="Info 3"/>
    <meta:user-defined meta:name="Info 4"/>
  </office:meta>
</office:document-meta>
</file>